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a739" officeooo:paragraph-rsid="0004a739"/>
    </style:style>
    <style:style style:name="P2" style:family="paragraph" style:parent-style-name="Standard">
      <style:paragraph-properties fo:margin-left="1.752cm" fo:margin-right="0cm" fo:text-indent="0cm" style:auto-text-indent="false"/>
    </style:style>
    <style:style style:name="P3" style:family="paragraph" style:parent-style-name="Standard">
      <style:paragraph-properties fo:margin-left="1.752cm" fo:margin-right="0cm" fo:text-indent="0cm" style:auto-text-indent="false"/>
      <style:text-properties officeooo:rsid="0003c97b" officeooo:paragraph-rsid="0003c97b"/>
    </style:style>
    <style:style style:name="P4" style:family="paragraph" style:parent-style-name="Standard">
      <style:paragraph-properties fo:margin-left="1.752cm" fo:margin-right="0cm" fo:text-indent="0cm" style:auto-text-indent="false"/>
      <style:text-properties officeooo:rsid="0000f360" officeooo:paragraph-rsid="0000f360"/>
    </style:style>
    <style:style style:name="P5" style:family="paragraph" style:parent-style-name="Standard">
      <style:paragraph-properties fo:margin-left="1.752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</style:style>
    <style:style style:name="P6" style:family="paragraph" style:parent-style-name="Standard">
      <style:paragraph-properties fo:margin-left="8.102cm" fo:margin-right="0cm" fo:text-indent="0cm" style:auto-text-indent="false"/>
      <style:text-properties fo:color="#000000" loext:opacity="100%"/>
    </style:style>
    <style:style style:name="P7" style:family="paragraph" style:parent-style-name="Standard" style:list-style-name="L1">
      <style:text-properties officeooo:rsid="00103b87" officeooo:paragraph-rsid="00103b87"/>
    </style:style>
    <style:style style:name="P8" style:family="paragraph" style:parent-style-name="Standard" style:list-style-name="L2">
      <style:text-properties officeooo:rsid="00103b87" officeooo:paragraph-rsid="00103b87"/>
    </style:style>
    <style:style style:name="P9" style:family="paragraph" style:parent-style-name="Standard" style:list-style-name="L1">
      <style:text-properties officeooo:rsid="0004a739" officeooo:paragraph-rsid="0004a739"/>
    </style:style>
    <style:style style:name="P10" style:family="paragraph" style:parent-style-name="Standard" style:list-style-name="L1">
      <style:text-properties officeooo:rsid="0004a739" officeooo:paragraph-rsid="0004b8dd"/>
    </style:style>
    <style:style style:name="P11" style:family="paragraph" style:parent-style-name="Standard" style:list-style-name="L1">
      <style:text-properties officeooo:rsid="0004b8dd" officeooo:paragraph-rsid="0004b8dd"/>
    </style:style>
    <style:style style:name="P12" style:family="paragraph" style:parent-style-name="Standard" style:list-style-name="L2">
      <style:text-properties officeooo:rsid="0004b8dd" officeooo:paragraph-rsid="0004b8dd"/>
    </style:style>
    <style:style style:name="P13" style:family="paragraph" style:parent-style-name="Standard" style:list-style-name="L2">
      <style:text-properties officeooo:rsid="000c8da4" officeooo:paragraph-rsid="000c8da4"/>
    </style:style>
    <style:style style:name="P14" style:family="paragraph" style:parent-style-name="Standard">
      <style:text-properties officeooo:paragraph-rsid="0003c97b"/>
    </style:style>
    <style:style style:name="T1" style:family="text">
      <style:text-properties officeooo:rsid="0004b8dd"/>
    </style:style>
    <style:style style:name="T2" style:family="text">
      <style:text-properties officeooo:rsid="001205db"/>
    </style:style>
    <style:style style:name="T3" style:family="text">
      <style:text-properties officeooo:rsid="0003c9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">Atividade Extra</text:p>
      <text:p text:style-name="P2"/>
      <text:p text:style-name="P2">Um cliente entrou em contato, solicitando a criação no sistema da funcionalidade “Grupo de Usuários”. Através desta funcionalidade o cliente poderá criar grupos e vincular usuários aos grupos criados.</text:p>
      <text:p text:style-name="P2"/>
      <text:p text:style-name="P2"/>
      <text:p text:style-name="P2">Dentro do menu “Usuários”, deverá ser criado o submenu “Grupo de Usuários”.</text:p>
      <text:p text:style-name="P2"/>
      <text:p text:style-name="P2"/>
      <text:p text:style-name="P2">Ao clicar sobre o botão “Novo”, o sistema deverá exibir um formulário de criação de um novo grupo e vinculo com usuários.</text:p>
      <text:p text:style-name="P2"/>
      <text:p text:style-name="P2">Deverá ser possível vincular usuários no novo grupo de forma manual ou por arquivo padronizado com extensão .TXT</text:p>
      <text:p text:style-name="P2"/>
      <text:p text:style-name="P2">Deve haver uma tela para consultar o vinculo entre os usuários e os grupos criados.</text:p>
      <text:p text:style-name="P2"/>
      <text:p text:style-name="P5"/>
      <text:p text:style-name="P2"/>
      <text:p text:style-name="P2"/>
      <text:p text:style-name="P2">1 - De acordo com a solicitação acima, realize a especificação de requisitos funcionais e não funcionais das telas que deverão ser criadas para atender a solicitação.</text:p>
      <text:p text:style-name="P2"/>
      <text:p text:style-name="P4">Requisitos Funcionais</text:p>
      <text:list xml:id="list2645656014" text:style-name="L1">
        <text:list-item>
          <text:p text:style-name="P7">Criação do submenu “Grupo de Usuários” dentro do menu “Usuários”</text:p>
        </text:list-item>
        <text:list-item>
          <text:p text:style-name="P9">Permitir adicionar pessoas através <text:s/>do arquivo txt gerado na criação do grupo</text:p>
        </text:list-item>
        <text:list-item>
          <text:p text:style-name="P11">Permitir adicionar pessoas ao grupo manualmente pelo sistema.</text:p>
        </text:list-item>
        <text:list-item>
          <text:p text:style-name="P10">Criar uma tela que deve conter um listagem com os grupos já existente e seus <text:span text:style-name="T1">participantes</text:span>.</text:p>
          <text:p text:style-name="P9"/>
        </text:list-item>
      </text:list>
      <text:p text:style-name="P14"><text:span text:style-name="T3"><text:tab/><text:tab/></text:span></text:p>
      <text:p text:style-name="P3">Não Funcionais;</text:p>
      <text:p text:style-name="P3"><text:tab/></text:p>
      <text:list xml:id="list1623098280" text:style-name="L2">
        <text:list-item>
          <text:p text:style-name="P8">Permissão para criar grupo</text:p>
        </text:list-item>
        <text:list-item>
          <text:p text:style-name="P8">Botão novo, <text:span text:style-name="T2">Botão gravar</text:span></text:p>
        </text:list-item>
        <text:list-item>
          <text:p text:style-name="P12">Menu “Usuário”.</text:p>
        </text:list-item>
        <text:list-item>
          <text:p text:style-name="P12">Cor do menu</text:p>
        </text:list-item>
        <text:list-item>
          <text:p text:style-name="P12">Registar no BD</text:p>
          <text:p text:style-name="P13"/>
        </text:list-item>
      </text:list>
      <text:p text:style-name="P1"><text:tab/><text:tab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text-indent="-0.635cm" style:auto-text-indent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2.965cm" fo:margin-right="0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8.045cm" fo:margin-right="0cm" fo:text-align="justify" style:justify-single-word="false" fo:text-indent="-0.635cm" style:auto-text-indent="false"/>
    </style:style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pt" fo:country="PT" style:font-name-asian="Lucida Sans Unicode" style:font-family-asian="'Lucida Sans Unicode'" style:font-family-generic-asian="system" style:font-pitch-asian="variable" style:font-size-asian="11pt" style:language-asian="en" style:country-asian="US" style:font-name-complex="Lucida Sans Unicode" style:font-family-complex="'Lucida Sans Unicode'" style:font-family-generic-complex="system" style:font-pitch-complex="variable" style:font-size-complex="11pt" style:language-complex="ar" style:country-complex="SA" style:text-scale="75%"/>
    </style:style>
    <style:style style:name="ListLabel_20_2" style:display-name="ListLabel 2" style:family="text">
      <style:text-properties fo:font-size="11pt" fo:language="pt" fo:country="PT" style:font-name-asian="Courier New" style:font-family-asian="'Courier New'" style:font-family-generic-asian="system" style:font-pitch-asian="variable" style:font-size-asian="11pt" style:language-asian="en" style:country-asian="US" style:font-name-complex="Courier New" style:font-family-complex="'Courier New'" style:font-family-generic-complex="system" style:font-pitch-complex="variable" style:font-size-complex="11pt" style:language-complex="ar" style:country-complex="SA" style:text-scale="100%"/>
    </style:style>
    <style:style style:name="ListLabel_20_3" style:display-name="ListLabel 3" style:family="text">
      <style:text-properties fo:font-size="11pt" fo:language="pt" fo:country="PT" style:font-name-asian="Lucida Sans Unicode" style:font-family-asian="'Lucida Sans Unicode'" style:font-family-generic-asian="system" style:font-pitch-asian="variable" style:font-size-asian="11pt" style:language-asian="en" style:country-asian="US" style:font-name-complex="Lucida Sans Unicode" style:font-family-complex="'Lucida Sans Unicode'" style:font-family-generic-complex="system" style:font-pitch-complex="variable" style:font-size-complex="11pt" style:language-complex="ar" style:country-complex="SA" style:text-scale="69%"/>
    </style:style>
    <style:style style:name="ListLabel_20_4" style:display-name="ListLabel 4" style:family="text">
      <style:text-properties fo:font-size="11pt" fo:language="pt" fo:country="PT" style:font-name-asian="Lucida Sans Unicode" style:font-family-asian="'Lucida Sans Unicode'" style:font-family-generic-asian="system" style:font-pitch-asian="variable" style:font-size-asian="11pt" style:language-asian="en" style:country-asian="US" style:font-name-complex="Lucida Sans Unicode" style:font-family-complex="'Lucida Sans Unicode'" style:font-family-generic-complex="system" style:font-pitch-complex="variable" style:font-size-complex="11pt" style:language-complex="ar" style:country-complex="SA" style:text-scale="75%"/>
    </style:style>
    <style:style style:name="ListLabel_20_5" style:display-name="ListLabel 5" style:family="text">
      <style:text-properties fo:font-size="11pt" fo:language="pt" fo:country="PT" style:font-name-asian="Courier New" style:font-family-asian="'Courier New'" style:font-family-generic-asian="system" style:font-pitch-asian="variable" style:font-size-asian="11pt" style:language-asian="en" style:country-asian="US" style:font-name-complex="Courier New" style:font-family-complex="'Courier New'" style:font-family-generic-complex="system" style:font-pitch-complex="variable" style:font-size-complex="11pt" style:language-complex="ar" style:country-complex="SA" style:text-scale="100%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4.23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5.5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6.7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8.04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9.3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11.229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3.146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5.064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6.97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1.199cm" fo:margin-bottom="0.494cm" fo:margin-left="0.035cm" fo:margin-right="2.237cm" style:writing-mode="lr-tb" style:layout-grid-color="#c0c0c0" style:layout-grid-lines="2797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1</meta:editing-cycles>
    <meta:creation-date>2022-04-29T02:29:00</meta:creation-date>
    <dc:date>2022-05-11T15:43:38.682000000</dc:date>
    <meta:editing-duration>PT2H19M20S</meta:editing-duration>
    <meta:generator>LibreOffice/7.1.0.3$Windows_X86_64 LibreOffice_project/f6099ecf3d29644b5008cc8f48f42f4a40986e4c</meta:generator>
    <meta:document-statistic meta:table-count="0" meta:image-count="0" meta:object-count="0" meta:page-count="1" meta:paragraph-count="23" meta:word-count="202" meta:character-count="1207" meta:non-whitespace-character-count="1028"/>
    <meta:user-defined meta:name="AppVersion">12.0000</meta:user-defined>
    <meta:template xlink:type="simple" xlink:actuate="onRequest" xlink:title="Normal.dotm" xlink:href=""/>
  </office:meta>
</office:document-meta>
</file>